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d464d" style:font-name="Open Sans" fo:font-size="13.5pt" fo:letter-spacing="normal" fo:font-style="normal" fo:font-weight="bold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text:tab/><text:tab/><text:tab/><text:span text:style-name="T1">O que aprendemos?</text:span> </text:p>
      <text:p text:style-name="Standard"/>
      <text:list xml:id="list325105716" text:style-name="L1">
        <text:list-item>
          <text:p text:style-name="P1">Pesquisando Strings</text:p>
        </text:list-item>
        <text:list-item>
          <text:p text:style-name="P1">Pesquisa de strings, parte 1</text:p>
          <text:list>
            <text:list-item>
              <text:p text:style-name="P2"><text:span text:style-name="T2">Descobrindo se uma string contém uma substring com o método </text:span><text:span text:style-name="Source_20_Text"><text:span text:style-name="T3">Contains()</text:span></text:span></text:p>
            </text:list-item>
            <text:list-item>
              <text:p text:style-name="P2"><text:span text:style-name="T2">Descobrindo se uma string começa com uma substring com o método </text:span><text:span text:style-name="Source_20_Text"><text:span text:style-name="T3">StartsWith()</text:span></text:span></text:p>
            </text:list-item>
            <text:list-item>
              <text:p text:style-name="P2"><text:span text:style-name="T2">Descobrindo se uma string termina com uma substring com o método </text:span><text:span text:style-name="Source_20_Text"><text:span text:style-name="T3">StartsWith()</text:span></text:span></text:p>
            </text:list-item>
          </text:list>
        </text:list-item>
        <text:list-item>
          <text:p text:style-name="P1">Pesquisa de strings, parte 2</text:p>
          <text:list>
            <text:list-item>
              <text:p text:style-name="P2"><text:span text:style-name="T2">Obtendo o índice da próxima substring dentro de uma string com o método </text:span><text:span text:style-name="Source_20_Text"><text:span text:style-name="T3">IndexOf()</text:span></text:span></text:p>
            </text:list-item>
            <text:list-item>
              <text:p text:style-name="P2"><text:span text:style-name="T2">Obtendo uma substring a partir de uma string com o método </text:span><text:span text:style-name="Source_20_Text"><text:span text:style-name="T3">Substring()</text:span></text:span></text:p>
            </text:list-item>
            <text:list-item>
              <text:p text:style-name="P2"><text:span text:style-name="T2">Substituindo ocorrências de uma substring em um texto com o método </text:span><text:span text:style-name="Source_20_Text"><text:span text:style-name="T3">Replace()</text:span></text:span></text:p>
            </text:list-item>
          </text:list>
        </text:list-item>
        <text:list-item>
          <text:p text:style-name="P1">Enumerar strings</text:p>
          <text:list>
            <text:list-item>
              <text:p text:style-name="P2"><text:span text:style-name="T2">Varrendo strings com a instrução </text:span><text:span text:style-name="Source_20_Text"><text:span text:style-name="T3">foreach</text:span></text:span></text:p>
            </text:list-item>
            <text:list-item>
              <text:p text:style-name="P2"><text:span text:style-name="T2">Varrendo strings com a instrução </text:span><text:span text:style-name="Source_20_Text"><text:span text:style-name="T3">for</text:span></text:span></text:p>
            </text:list-item>
            <text:list-item>
              <text:p text:style-name="P2"><text:span text:style-name="T2">Uma string pode ser iterada pela instrução </text:span><text:span text:style-name="Source_20_Text"><text:span text:style-name="T3">foreach</text:span></text:span><text:span text:style-name="T2"> porque implementa a interface </text:span><text:span text:style-name="Source_20_Text"><text:span text:style-name="T3">IEnumerable</text:span></text:span></text:p>
            </text:list-item>
            <text:list-item>
              <text:p text:style-name="P3"><text:span text:style-name="T2">Descobrindo se um caractere é letra maiúscula com o método </text:span><text:span text:style-name="Source_20_Text"><text:span text:style-name="T3">IsUpper()</text:span>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2T11:07:14.386000000</dc:date>
    <meta:editing-duration>PT28S</meta:editing-duration>
    <meta:editing-cycles>1</meta:editing-cycles>
    <meta:document-statistic meta:table-count="0" meta:image-count="0" meta:object-count="0" meta:page-count="1" meta:paragraph-count="15" meta:word-count="140" meta:character-count="811" meta:non-whitespace-character-count="696"/>
  </office:meta>
</office:document-meta>
</file>